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0.15cm"/>
    </style:style>
    <style:style style:name="co6" style:family="table-column">
      <style:table-column-properties fo:break-before="auto" style:column-width="13.725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651cm" fo:break-before="auto" style:use-optimal-row-height="false"/>
    </style:style>
    <style:style style:name="ro5" style:family="table-row">
      <style:table-row-properties style:row-height="0.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 style:data-style-name="N10000">
      <style:table-cell-properties style:text-align-source="fix" style:repeat-content="false" style:vertical-align="middle"/>
      <style:paragraph-properties fo:text-align="center" fo:margin-left="0cm"/>
    </style:style>
    <style:style style:name="ce78" style:family="table-cell" style:parent-style-name="Default" style:data-style-name="N10000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size="12.5pt" fo:font-weight="bold" style:font-size-asian="12.5pt" style:font-weight-asian="bold" style:font-size-complex="12.5pt" style:font-weight-complex="bold"/>
    </style:style>
    <style:style style:name="ce1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51pt solid #000000" fo:border-left="1.5pt solid #000000" fo:padding-bottom="0.035cm" fo:padding-left="0.035cm" fo:padding-right="0.101cm" fo:padding-top="0.035cm" fo:border-right="1.5pt solid #000000" fo:border-top="none" style:vertical-align="middle"/>
    </style:style>
    <style:style style:name="ce14" style:family="table-cell" style:parent-style-name="Default">
      <style:table-cell-properties fo:border-bottom="0.51pt solid #000000" fo:border-left="1.5pt solid #000000" fo:padding-bottom="0.035cm" fo:padding-left="0.035cm" fo:padding-right="0.101cm" fo:padding-top="0.035cm" fo:border-right="1.5pt solid #000000" fo:border-top="0.51pt solid #000000" style:vertical-align="middle"/>
    </style:style>
    <style:style style:name="ce15" style:family="table-cell" style:parent-style-name="Default">
      <style:table-cell-properties fo:border-bottom="1.5pt solid #000000" fo:border-left="1.5pt solid #000000" fo:padding-bottom="0.035cm" fo:padding-left="0.035cm" fo:padding-right="0.101cm" fo:padding-top="0.035cm" fo:border-right="1.5pt solid #000000" fo:border-top="0.51pt solid #000000" style:vertical-align="middle"/>
    </style:style>
    <style:style style:name="ce16" style:family="table-cell" style:parent-style-name="Default">
      <style:table-cell-properties fo:border-bottom="none" fo:border-left="none" fo:border-right="none" fo:border-top="1.5pt solid #000000" style:vertical-align="middle"/>
    </style:style>
    <style:style style:name="ce13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1.5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51pt solid #000000" fo:border-left="1.5pt solid #000000" fo:padding-bottom="0.035cm" fo:padding-left="0.035cm" fo:padding-right="0.101cm" fo:padding-top="0.035cm" fo:border-right="0.74pt solid #000000" fo:border-top="1.5pt solid #000000" style:vertical-align="middle"/>
    </style:style>
    <style:style style:name="ce19" style:family="table-cell" style:parent-style-name="Default">
      <style:table-cell-properties fo:border-bottom="0.51pt solid #000000" fo:border-left="1.5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20" style:family="table-cell" style:parent-style-name="Default">
      <style:table-cell-properties fo:border-bottom="1.5pt solid #000000" fo:border-left="1.5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27" style:family="table-cell" style:parent-style-name="Default">
      <style:table-cell-properties fo:border-bottom="0.51pt solid #000000" style:text-align-source="fix" style:repeat-content="false" fo:border-left="1.5pt solid #000000" fo:border-right="1.5pt solid #000000" fo:border-top="1.5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0.51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order-left="0.74pt solid #000000" fo:border-right="0.74pt solid #000000" fo:border-top="1.5pt solid #000000" style:vertical-align="middle"/>
    </style:style>
    <style:style style:name="ce43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21">
      <style:table-cell-properties fo:border-bottom="0.51pt solid #000000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38" style:family="table-cell" style:parent-style-name="Default" style:data-style-name="N121">
      <style:table-cell-properties fo:border-bottom="0.51pt solid #000000" fo:border-left="0.74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39" style:family="table-cell" style:parent-style-name="Default" style:data-style-name="N121">
      <style:table-cell-properties fo:border-bottom="1.5pt solid #000000" fo:border-left="0.74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41" style:family="table-cell" style:parent-style-name="Default">
      <style:table-cell-properties fo:border-bottom="0.51pt solid #000000" fo:border-left="none" fo:border-right="none" fo:border-top="none" style:vertical-align="middl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order-left="none" fo:border-right="none" fo:border-top="0.51pt solid #000000" style:vertical-align="middle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51pt solid #000000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30" style:family="table-cell" style:parent-style-name="Default">
      <style:table-cell-properties fo:border-bottom="0.51pt solid #000000" fo:border-left="0.74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31" style:family="table-cell" style:parent-style-name="Default">
      <style:table-cell-properties fo:border-bottom="1.5pt solid #000000" fo:border-left="0.74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46" style:family="table-cell" style:parent-style-name="Default" style:data-style-name="N150">
      <style:table-cell-properties fo:border-bottom="0.51pt solid #000000" fo:border-left="0.74pt solid #000000" fo:padding-bottom="0.035cm" fo:padding-left="0.035cm" fo:padding-right="0.101cm" fo:padding-top="0.035cm" fo:border-right="0.74pt solid #000000" fo:border-top="1.5pt solid #000000" style:vertical-align="middle"/>
    </style:style>
    <style:style style:name="ce47" style:family="table-cell" style:parent-style-name="Default" style:data-style-name="N150">
      <style:table-cell-properties fo:border-bottom="1.5pt solid #000000" fo:border-left="0.74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52" style:family="table-cell" style:parent-style-name="Default" style:data-style-name="N121">
      <style:table-cell-properties fo:border-bottom="none" fo:border-left="0.74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21" style:family="table-cell" style:parent-style-name="Default">
      <style:table-cell-properties fo:border-bottom="none" fo:border-left="0.74pt solid #000000" fo:border-right="1.5pt solid #000000" fo:border-top="1.5pt solid #000000" style:vertical-align="middle"/>
    </style:style>
    <style:style style:name="ce66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 style:data-style-name="N121">
      <style:table-cell-properties fo:border-bottom="0.51pt solid #000000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61" style:family="table-cell" style:parent-style-name="Default" style:data-style-name="N121">
      <style:table-cell-properties fo:border-bottom="0.51pt solid #000000" fo:border-left="0.74pt solid #000000" fo:padding-bottom="0.035cm" fo:padding-left="0.035cm" fo:padding-right="0.101cm" fo:padding-top="0.035cm" fo:border-right="1.5pt solid #000000" fo:border-top="0.51pt solid #000000" style:vertical-align="middle"/>
    </style:style>
    <style:style style:name="ce65" style:family="table-cell" style:parent-style-name="Default" style:data-style-name="N121">
      <style:table-cell-properties fo:border-bottom="1.5pt solid #000000" fo:border-left="0.74pt solid #000000" fo:padding-bottom="0.035cm" fo:padding-left="0.035cm" fo:padding-right="0.101cm" fo:padding-top="0.035cm" fo:border-right="1.5pt solid #000000" fo:border-top="0.51pt solid #000000" style:vertical-align="middle"/>
    </style:style>
    <style:style style:name="ce62" style:family="table-cell" style:parent-style-name="Default" style:data-style-name="N111">
      <style:table-cell-properties fo:border-bottom="0.51pt solid #000000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63" style:family="table-cell" style:parent-style-name="Default" style:data-style-name="N111">
      <style:table-cell-properties fo:border-bottom="0.51pt solid #000000" fo:border-left="0.74pt solid #000000" fo:padding-bottom="0.035cm" fo:padding-left="0.035cm" fo:padding-right="0.101cm" fo:padding-top="0.035cm" fo:border-right="1.5pt solid #000000" fo:border-top="0.51pt solid #000000" style:vertical-align="middle"/>
    </style:style>
    <style:style style:name="ce64" style:family="table-cell" style:parent-style-name="Default" style:data-style-name="N111">
      <style:table-cell-properties fo:border-bottom="1.5pt solid #000000" fo:border-left="0.74pt solid #000000" fo:padding-bottom="0.035cm" fo:padding-left="0.035cm" fo:padding-right="0.101cm" fo:padding-top="0.035cm" fo:border-right="1.5pt solid #000000" fo:border-top="0.51pt solid #000000" style:vertical-align="middle"/>
    </style:style>
    <style:style style:name="ce70" style:family="table-cell" style:parent-style-name="Default" style:data-style-name="N150">
      <style:table-cell-properties fo:border-bottom="0.51pt solid #000000" fo:border-left="0.74pt solid #000000" fo:padding-bottom="0.035cm" fo:padding-left="0.035cm" fo:padding-right="0.101cm" fo:padding-top="0.035cm" fo:border-right="1.5pt solid #000000" fo:border-top="1.5pt solid #000000" style:vertical-align="middle"/>
    </style:style>
    <style:style style:name="ce71" style:family="table-cell" style:parent-style-name="Default" style:data-style-name="N150">
      <style:table-cell-properties fo:border-bottom="1.5pt solid #000000" fo:border-left="0.74pt solid #000000" fo:padding-bottom="0.035cm" fo:padding-left="0.035cm" fo:padding-right="0.101cm" fo:padding-top="0.035cm" fo:border-right="1.5pt solid #000000" fo:border-top="0.51pt solid #000000" style:vertical-align="middl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3" style:family="table-cell" style:parent-style-name="Default" style:data-style-name="N10000">
      <style:table-cell-properties style:text-align-source="fix" style:repeat-content="false" style:vertical-align="middle"/>
      <style:paragraph-properties fo:text-align="center" fo:margin-left="0cm"/>
    </style:style>
    <style:style style:name="ce84" style:family="table-cell" style:parent-style-name="Default" style:data-style-name="N10000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 data" table:style-name="ta1" table:print-ranges="'Chart data'.B2:'Chart data'.J34">
        <table:shapes>
          <draw:frame draw:z-index="0" draw:style-name="gr1" draw:text-style-name="P1" svg:width="13.766cm" svg:height="16.471cm" svg:x="13.934cm" svg:y="0.5cm">
            <draw:object draw:notify-on-update-of-ranges="'Chart data'.B4:'Chart data'.B16 'Chart data'.C3:'Chart data'.C3 'Chart data'.C4:'Chart data'.C16 'Chart data'.D3:'Chart data'.D3 'Chart data'.D4:'Chart data'.D16 'Chart data'.F3:'Chart data'.F3 'Chart data'.F4:'Chart data'.F16 'Chart data'.G3:'Chart data'.G3 'Chart data'.G4:'Chart data'.G16 'Chart data'.H3:'Chart data'.H3 'Chart data'.H4:'Chart data'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7"/>
        <table:table-column table:style-name="co3" table:number-columns-repeated="7" table:default-cell-style-name="ce7"/>
        <table:table-column table:style-name="co4" table:default-cell-style-name="ce7"/>
        <table:table-column table:style-name="co6" table:default-cell-style-name="ce7"/>
        <table:table-column table:style-name="co5" table:number-columns-repeated="1008" table:default-cell-style-name="ce7"/>
        <table:table-row table:style-name="ro2">
          <table:table-cell/>
          <table:table-cell table:style-name="ce4"/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 table:number-columns-spanned="7" table:number-rows-spanned="1">
            <text:p>Crumb pile composition</text:p>
          </table:table-cell>
          <table:covered-table-cell table:number-columns-repeated="5" table:style-name="ce12"/>
          <table:covered-table-cell table:style-name="ce21"/>
          <table:table-cell table:number-columns-repeated="1010"/>
        </table:table-row>
        <table:table-row table:style-name="ro2">
          <table:table-cell/>
          <table:table-cell table:style-name="ce11" office:value-type="string" calcext:value-type="string">
            <text:p>Seive</text:p>
          </table:table-cell>
          <table:table-cell table:style-name="ce43" office:value-type="string" calcext:value-type="string">
            <text:p>Max</text:p>
          </table:table-cell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Target</text:p>
          </table:table-cell>
          <table:table-cell table:style-name="ce43" office:value-type="string" calcext:value-type="string">
            <text:p>Initial</text:p>
          </table:table-cell>
          <table:table-cell table:style-name="ce66" office:value-type="string" calcext:value-type="string">
            <text:p>Optimal</text:p>
          </table:table-cell>
          <table:table-cell table:number-columns-repeated="6"/>
          <table:table-cell table:style-name="ce29" table:number-columns-repeated="3"/>
          <table:table-cell table:number-columns-repeated="1001"/>
        </table:table-row>
        <table:table-row table:style-name="ro2">
          <table:table-cell/>
          <table:table-cell table:style-name="ce9" office:value-type="float" office:value="32" calcext:value-type="float">
            <text:p>32</text:p>
          </table:table-cell>
          <table:table-cell table:number-columns-repeated="3" table:style-name="ce36" office:value-type="float" office:value="100" calcext:value-type="float">
            <text:p>100</text:p>
          </table:table-cell>
          <table:table-cell table:style-name="ce36" table:formula="of:=[.E4]" office:value-type="float" office:value="100" calcext:value-type="float">
            <text:p>100</text:p>
          </table:table-cell>
          <table:table-cell table:style-name="ce36" table:formula="of:=[.G5] + [.$D$33]*[.$D21] + [.$E$33]*[.$E21] + [.$F$33]*[.$F21] + [.$G$33]*[.$G21] + [.$H$33]*[.$H21] + [.$H$33]*[.$H21]" office:value-type="float" office:value="100" calcext:value-type="float">
            <text:p>100</text:p>
          </table:table-cell>
          <table:table-cell table:style-name="ce60" table:formula="of:=[.H5] + [.$D$34]*[.$D21] + [.$E$34]*[.$E21] + [.$F$34]*[.$F21] + [.$G$34]*[.$G21] + [.$H$34]*[.$H21] + [.$H$34]*[.$H21]"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/>
          <table:table-cell table:style-name="ce14" office:value-type="float" office:value="16" calcext:value-type="float">
            <text:p>16</text:p>
          </table:table-cell>
          <table:table-cell table:number-columns-repeated="3" table:style-name="ce38" office:value-type="float" office:value="100" calcext:value-type="float">
            <text:p>100</text:p>
          </table:table-cell>
          <table:table-cell table:style-name="ce38" table:formula="of:=[.E5]" office:value-type="float" office:value="100" calcext:value-type="float">
            <text:p>100</text:p>
          </table:table-cell>
          <table:table-cell table:style-name="ce38" table:formula="of:=[.G6] + [.$D$33]*[.$D22] + [.$E$33]*[.$E22] + [.$F$33]*[.$F22] + [.$G$33]*[.$G22] + [.$H$33]*[.$H22] + [.$H$33]*[.$H22]" office:value-type="float" office:value="90.1847826086956" calcext:value-type="float">
            <text:p>90,18</text:p>
          </table:table-cell>
          <table:table-cell table:style-name="ce61" table:formula="of:=[.H6] + [.$D$34]*[.$D22] + [.$E$34]*[.$E22] + [.$F$34]*[.$F22] + [.$G$34]*[.$G22] + [.$H$34]*[.$H22] + [.$H$34]*[.$H22]" office:value-type="float" office:value="95.6656" calcext:value-type="float">
            <text:p>95,67</text:p>
          </table:table-cell>
          <table:table-cell table:number-columns-repeated="1010"/>
        </table:table-row>
        <table:table-row table:style-name="ro2">
          <table:table-cell/>
          <table:table-cell table:style-name="ce14" office:value-type="float" office:value="11.2" calcext:value-type="float">
            <text:p>11,2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87" calcext:value-type="float">
            <text:p>87</text:p>
          </table:table-cell>
          <table:table-cell table:style-name="ce38" table:formula="of:=[.E6]" office:value-type="float" office:value="87" calcext:value-type="float">
            <text:p>87</text:p>
          </table:table-cell>
          <table:table-cell table:style-name="ce38" table:formula="of:=[.G7] + [.$D$33]*[.$D23] + [.$E$33]*[.$E23] + [.$F$33]*[.$F23] + [.$G$33]*[.$G23] + [.$H$33]*[.$H23] + [.$H$33]*[.$H23]" office:value-type="float" office:value="68.5141304347826" calcext:value-type="float">
            <text:p>68,51</text:p>
          </table:table-cell>
          <table:table-cell table:style-name="ce61" table:formula="of:=[.H7] + [.$D$34]*[.$D23] + [.$E$34]*[.$E23] + [.$F$34]*[.$F23] + [.$G$34]*[.$G23] + [.$H$34]*[.$H23] + [.$H$34]*[.$H23]" office:value-type="float" office:value="86.0052" calcext:value-type="float">
            <text:p>86,01</text:p>
          </table:table-cell>
          <table:table-cell table:number-columns-repeated="1010"/>
        </table:table-row>
        <table:table-row table:style-name="ro2">
          <table:table-cell/>
          <table:table-cell table:style-name="ce14" office:value-type="float" office:value="8" calcext:value-type="float">
            <text:p>8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80" calcext:value-type="float">
            <text:p>80</text:p>
          </table:table-cell>
          <table:table-cell table:style-name="ce38" table:formula="of:=[.E7]" office:value-type="float" office:value="80" calcext:value-type="float">
            <text:p>80</text:p>
          </table:table-cell>
          <table:table-cell table:style-name="ce38" table:formula="of:=[.G8] + [.$D$33]*[.$D24] + [.$E$33]*[.$E24] + [.$F$33]*[.$F24] + [.$G$33]*[.$G24] + [.$H$33]*[.$H24] + [.$H$33]*[.$H24]" office:value-type="float" office:value="60.1195652173913" calcext:value-type="float">
            <text:p>60,12</text:p>
          </table:table-cell>
          <table:table-cell table:style-name="ce61" table:formula="of:=[.H8] + [.$D$34]*[.$D24] + [.$E$34]*[.$E24] + [.$F$34]*[.$F24] + [.$G$34]*[.$G24] + [.$H$34]*[.$H24] + [.$H$34]*[.$H24]" office:value-type="float" office:value="80.0354" calcext:value-type="float">
            <text:p>80,04</text:p>
          </table:table-cell>
          <table:table-cell table:number-columns-repeated="1010"/>
        </table:table-row>
        <table:table-row table:style-name="ro2">
          <table:table-cell/>
          <table:table-cell table:style-name="ce14" office:value-type="float" office:value="5.6" calcext:value-type="float">
            <text:p>5,6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70" calcext:value-type="float">
            <text:p>70</text:p>
          </table:table-cell>
          <table:table-cell table:style-name="ce38" table:formula="of:=[.E8]" office:value-type="float" office:value="70" calcext:value-type="float">
            <text:p>70</text:p>
          </table:table-cell>
          <table:table-cell table:style-name="ce38" table:formula="of:=[.G9] + [.$D$33]*[.$D25] + [.$E$33]*[.$E25] + [.$F$33]*[.$F25] + [.$G$33]*[.$G25] + [.$H$33]*[.$H25] + [.$H$33]*[.$H25]" office:value-type="float" office:value="52.4076086956522" calcext:value-type="float">
            <text:p>52,41</text:p>
          </table:table-cell>
          <table:table-cell table:style-name="ce61" table:formula="of:=[.H9] + [.$D$34]*[.$D25] + [.$E$34]*[.$E25] + [.$F$34]*[.$F25] + [.$G$34]*[.$G25] + [.$H$34]*[.$H25] + [.$H$34]*[.$H25]" office:value-type="float" office:value="69.988" calcext:value-type="float">
            <text:p>69,99</text:p>
          </table:table-cell>
          <table:table-cell table:number-columns-repeated="1010"/>
        </table:table-row>
        <table:table-row table:style-name="ro2">
          <table:table-cell/>
          <table:table-cell table:style-name="ce14" office:value-type="float" office:value="4" calcext:value-type="float">
            <text:p>4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60" calcext:value-type="float">
            <text:p>60</text:p>
          </table:table-cell>
          <table:table-cell table:style-name="ce38" table:formula="of:=[.E9]" office:value-type="float" office:value="60" calcext:value-type="float">
            <text:p>60</text:p>
          </table:table-cell>
          <table:table-cell table:style-name="ce38" table:formula="of:=[.G10] + [.$D$33]*[.$D26] + [.$E$33]*[.$E26] + [.$F$33]*[.$F26] + [.$G$33]*[.$G26] + [.$H$33]*[.$H26] + [.$H$33]*[.$H26]" office:value-type="float" office:value="46.2239130434783" calcext:value-type="float">
            <text:p>46,22</text:p>
          </table:table-cell>
          <table:table-cell table:style-name="ce61" table:formula="of:=[.H10] + [.$D$34]*[.$D26] + [.$E$34]*[.$E26] + [.$F$34]*[.$F26] + [.$G$34]*[.$G26] + [.$H$34]*[.$H26] + [.$H$34]*[.$H26]" office:value-type="float" office:value="61.6894" calcext:value-type="float">
            <text:p>61,69</text:p>
          </table:table-cell>
          <table:table-cell table:number-columns-repeated="1010"/>
        </table:table-row>
        <table:table-row table:style-name="ro2">
          <table:table-cell/>
          <table:table-cell table:style-name="ce14" office:value-type="float" office:value="2" calcext:value-type="float">
            <text:p>2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50" calcext:value-type="float">
            <text:p>50</text:p>
          </table:table-cell>
          <table:table-cell table:style-name="ce38" table:formula="of:=[.E10]" office:value-type="float" office:value="50" calcext:value-type="float">
            <text:p>50</text:p>
          </table:table-cell>
          <table:table-cell table:style-name="ce38" table:formula="of:=[.G11] + [.$D$33]*[.$D27] + [.$E$33]*[.$E27] + [.$F$33]*[.$F27] + [.$G$33]*[.$G27] + [.$H$33]*[.$H27] + [.$H$33]*[.$H27]" office:value-type="float" office:value="36.2510869565217" calcext:value-type="float">
            <text:p>36,25</text:p>
          </table:table-cell>
          <table:table-cell table:style-name="ce61" table:formula="of:=[.H11] + [.$D$34]*[.$D27] + [.$E$34]*[.$E27] + [.$F$34]*[.$F27] + [.$G$34]*[.$G27] + [.$H$34]*[.$H27] + [.$H$34]*[.$H27]" office:value-type="float" office:value="48.2619" calcext:value-type="float">
            <text:p>48,26</text:p>
          </table:table-cell>
          <table:table-cell table:number-columns-repeated="1010"/>
        </table:table-row>
        <table:table-row table:style-name="ro2">
          <table:table-cell/>
          <table:table-cell table:style-name="ce14" office:value-type="float" office:value="1" calcext:value-type="float">
            <text:p>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38" calcext:value-type="float">
            <text:p>38</text:p>
          </table:table-cell>
          <table:table-cell table:style-name="ce38" table:formula="of:=[.E11]" office:value-type="float" office:value="38" calcext:value-type="float">
            <text:p>38</text:p>
          </table:table-cell>
          <table:table-cell table:style-name="ce38" table:formula="of:=[.G12] + [.$D$33]*[.$D28] + [.$E$33]*[.$E28] + [.$F$33]*[.$F28] + [.$G$33]*[.$G28] + [.$H$33]*[.$H28] + [.$H$33]*[.$H28]" office:value-type="float" office:value="28.6086956521739" calcext:value-type="float">
            <text:p>28,61</text:p>
          </table:table-cell>
          <table:table-cell table:style-name="ce61" table:formula="of:=[.H12] + [.$D$34]*[.$D28] + [.$E$34]*[.$E28] + [.$F$34]*[.$F28] + [.$G$34]*[.$G28] + [.$H$34]*[.$H28] + [.$H$34]*[.$H28]" office:value-type="float" office:value="38.0155" calcext:value-type="float">
            <text:p>38,02</text:p>
          </table:table-cell>
          <table:table-cell table:number-columns-repeated="1010"/>
        </table:table-row>
        <table:table-row table:style-name="ro2">
          <table:table-cell/>
          <table:table-cell table:style-name="ce14" office:value-type="float" office:value="0.5" calcext:value-type="float">
            <text:p>0,5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3" calcext:value-type="float">
            <text:p>23</text:p>
          </table:table-cell>
          <table:table-cell table:style-name="ce38" table:formula="of:=[.E12]" office:value-type="float" office:value="23" calcext:value-type="float">
            <text:p>23</text:p>
          </table:table-cell>
          <table:table-cell table:style-name="ce38" table:formula="of:=[.G13] + [.$D$33]*[.$D29] + [.$E$33]*[.$E29] + [.$F$33]*[.$F29] + [.$G$33]*[.$G29] + [.$H$33]*[.$H29] + [.$H$33]*[.$H29]" office:value-type="float" office:value="15.9413043478261" calcext:value-type="float">
            <text:p>15,94</text:p>
          </table:table-cell>
          <table:table-cell table:style-name="ce61" table:formula="of:=[.H13] + [.$D$34]*[.$D29] + [.$E$34]*[.$E29] + [.$F$34]*[.$F29] + [.$G$34]*[.$G29] + [.$H$34]*[.$H29] + [.$H$34]*[.$H29]" office:value-type="float" office:value="21.0813" calcext:value-type="float">
            <text:p>21,08</text:p>
          </table:table-cell>
          <table:table-cell table:number-columns-repeated="1010"/>
        </table:table-row>
        <table:table-row table:style-name="ro2">
          <table:table-cell/>
          <table:table-cell table:style-name="ce14" office:value-type="float" office:value="0.25" calcext:value-type="float">
            <text:p>0,2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2" calcext:value-type="float">
            <text:p>12</text:p>
          </table:table-cell>
          <table:table-cell table:style-name="ce38" table:formula="of:=[.E13]" office:value-type="float" office:value="12" calcext:value-type="float">
            <text:p>12</text:p>
          </table:table-cell>
          <table:table-cell table:style-name="ce38" table:formula="of:=[.G14] + [.$D$33]*[.$D30] + [.$E$33]*[.$E30] + [.$F$33]*[.$F30] + [.$G$33]*[.$G30] + [.$H$33]*[.$H30] + [.$H$33]*[.$H30]" office:value-type="float" office:value="3.45869565217391" calcext:value-type="float">
            <text:p>3,46</text:p>
          </table:table-cell>
          <table:table-cell table:style-name="ce61" table:formula="of:=[.H14] + [.$D$34]*[.$D30] + [.$E$34]*[.$E30] + [.$F$34]*[.$F30] + [.$G$34]*[.$G30] + [.$H$34]*[.$H30] + [.$H$34]*[.$H30]" office:value-type="float" office:value="4.4294" calcext:value-type="float">
            <text:p>4,43</text:p>
          </table:table-cell>
          <table:table-cell table:number-columns-repeated="1010"/>
        </table:table-row>
        <table:table-row table:style-name="ro2">
          <table:table-cell/>
          <table:table-cell table:style-name="ce14" office:value-type="float" office:value="0.125" calcext:value-type="float">
            <text:p>0,125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formula="of:=[.E14]" office:value-type="float" office:value="5" calcext:value-type="float">
            <text:p>5</text:p>
          </table:table-cell>
          <table:table-cell table:style-name="ce38" table:formula="of:=[.G15] + [.$D$33]*[.$D31] + [.$E$33]*[.$E31] + [.$F$33]*[.$F31] + [.$G$33]*[.$G31] + [.$H$33]*[.$H31] + [.$H$33]*[.$H31]" office:value-type="float" office:value="0.805434782608696" calcext:value-type="float">
            <text:p>0,81</text:p>
          </table:table-cell>
          <table:table-cell table:style-name="ce61" table:formula="of:=[.H15] + [.$D$34]*[.$D31] + [.$E$34]*[.$E31] + [.$F$34]*[.$F31] + [.$G$34]*[.$G31] + [.$H$34]*[.$H31] + [.$H$34]*[.$H31]" office:value-type="float" office:value="0.9772" calcext:value-type="float">
            <text:p>0,98</text:p>
          </table:table-cell>
          <table:table-cell table:number-columns-repeated="1010"/>
        </table:table-row>
        <table:table-row table:style-name="ro2">
          <table:table-cell/>
          <table:table-cell table:style-name="ce14" office:value-type="float" office:value="0.063" calcext:value-type="float">
            <text:p>0,06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.5" calcext:value-type="float">
            <text:p>0,5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15]" office:value-type="float" office:value="2" calcext:value-type="float">
            <text:p>2</text:p>
          </table:table-cell>
          <table:table-cell table:style-name="ce38" table:formula="of:=[.G16] + [.$D$33]*[.$D32] + [.$E$33]*[.$E32] + [.$F$33]*[.$F32] + [.$G$33]*[.$G32] + [.$H$33]*[.$H32] + [.$H$33]*[.$H32]" office:value-type="float" office:value="0.198913043478261" calcext:value-type="float">
            <text:p>0,2</text:p>
          </table:table-cell>
          <table:table-cell table:style-name="ce61" table:formula="of:=[.H16] + [.$D$34]*[.$D32] + [.$E$34]*[.$E32] + [.$F$34]*[.$F32] + [.$G$34]*[.$G32] + [.$H$34]*[.$H32] + [.$H$34]*[.$H32]" office:value-type="float" office:value="0.2327" calcext:value-type="float">
            <text:p>0,23</text:p>
          </table:table-cell>
          <table:table-cell table:number-columns-repeated="1010"/>
        </table:table-row>
        <table:table-row table:style-name="ro2">
          <table:table-cell/>
          <table:table-cell table:style-name="ce15" office:value-type="float" office:value="0" calcext:value-type="float">
            <text:p>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style-name="ce52" table:formula="of:=[.E16]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/>
          <table:table-cell table:style-name="ce16" table:number-columns-repeated="7"/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 table:number-columns-spanned="7" table:number-rows-spanned="1">
            <text:p>Used aggregate information</text:p>
          </table:table-cell>
          <table:covered-table-cell table:number-columns-repeated="5" table:style-name="ce12"/>
          <table:covered-table-cell/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>
            <text:p>Seive</text:p>
          </table:table-cell>
          <table:table-cell table:style-name="ce11" office:value-type="string" calcext:value-type="string">
            <text:p>Weight</text:p>
          </table:table-cell>
          <table:table-cell table:style-name="ce11" office:value-type="string" calcext:value-type="string" table:number-columns-spanned="5" table:number-rows-spanned="1">
            <text:p>Aggregate grain size</text:p>
          </table:table-cell>
          <table:covered-table-cell table:style-name="ce43" office:value-type="string" calcext:value-type="string">
            <text:p>Material 2</text:p>
          </table:covered-table-cell>
          <table:covered-table-cell table:style-name="ce43" office:value-type="string" calcext:value-type="string">
            <text:p>Material 3</text:p>
          </table:covered-table-cell>
          <table:covered-table-cell table:style-name="ce43" office:value-type="string" calcext:value-type="string">
            <text:p>Material 4</text:p>
          </table:covered-table-cell>
          <table:covered-table-cell table:style-name="ce66" office:value-type="string" calcext:value-type="string">
            <text:p>Material 5</text:p>
          </table:covered-table-cell>
          <table:table-cell table:number-columns-repeated="1010"/>
        </table:table-row>
        <table:table-row table:style-name="ro2">
          <table:table-cell/>
          <table:table-cell table:style-name="ce18" office:value-type="float" office:value="32" calcext:value-type="float">
            <text:p>3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19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25.8" calcext:value-type="float">
            <text:p>25,8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19" office:value-type="float" office:value="11.2" calcext:value-type="float">
            <text:p>11,2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56.7" calcext:value-type="float">
            <text:p>56,7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19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9.4" calcext:value-type="float">
            <text:p>9,4</text:p>
          </table:table-cell>
          <table:table-cell table:style-name="ce30" office:value-type="float" office:value="15.5" calcext:value-type="float">
            <text:p>15,5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19" office:value-type="float" office:value="5.6" calcext:value-type="float">
            <text:p>5,6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1.1" calcext:value-type="float">
            <text:p>1,1</text:p>
          </table:table-cell>
          <table:table-cell table:style-name="ce30" office:value-type="float" office:value="27.7" calcext:value-type="float">
            <text:p>27,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19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0.8" calcext:value-type="float">
            <text:p>0,8</text:p>
          </table:table-cell>
          <table:table-cell table:style-name="ce30" office:value-type="float" office:value="23.4" calcext:value-type="float">
            <text:p>23,4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19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2.5" calcext:value-type="float">
            <text:p>32,5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17.5" calcext:value-type="float">
            <text:p>17,5</text:p>
          </table:table-cell>
          <table:table-cell table:style-name="ce30" office:value-type="float" office:value="4.7" calcext:value-type="float">
            <text:p>4,7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19" office:value-type="float" office:value="0.5" calcext:value-type="float">
            <text:p>0,5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33.7" calcext:value-type="float">
            <text:p>33,7</text:p>
          </table:table-cell>
          <table:table-cell table:style-name="ce30" office:value-type="float" office:value="0.7" calcext:value-type="float">
            <text:p>0,7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19" office:value-type="float" office:value="0.25" calcext:value-type="float">
            <text:p>0,25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33.3" calcext:value-type="float">
            <text:p>33,3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19" office:value-type="float" office:value="0.125" calcext:value-type="float">
            <text:p>0,125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6.6" calcext:value-type="float">
            <text:p>6,6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3" calcext:value-type="float">
            <text:p>0,3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19" office:value-type="float" office:value="0.063" calcext:value-type="float">
            <text:p>0,063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1.3" calcext:value-type="float">
            <text:p>1,3</text:p>
          </table:table-cell>
          <table:table-cell table:number-columns-repeated="2" table:style-name="ce30" office:value-type="float" office:value="0.2" calcext:value-type="float">
            <text:p>0,2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20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0.3" calcext:value-type="float">
            <text:p>0,3</text:p>
          </table:table-cell>
          <table:table-cell table:style-name="ce31" office:value-type="float" office:value="0.2" calcext:value-type="float">
            <text:p>0,2</text:p>
          </table:table-cell>
          <table:table-cell table:style-name="ce31" office:value-type="float" office:value="0.1" calcext:value-type="float">
            <text:p>0,1</text:p>
          </table:table-cell>
          <table:table-cell table:style-name="ce3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Initial</text:p>
          </table:table-cell>
          <table:covered-table-cell table:style-name="ce41"/>
          <table:table-cell table:style-name="ce46" table:formula="of:=680/SUM(680; 460; 700)" office:value-type="percentage" office:value="0.369565217391304" calcext:value-type="percentage">
            <text:p>37,0%</text:p>
          </table:table-cell>
          <table:table-cell table:style-name="ce46" table:formula="of:=460/SUM(680; 460; 700)" office:value-type="percentage" office:value="0.25" calcext:value-type="percentage">
            <text:p>25,0%</text:p>
          </table:table-cell>
          <table:table-cell table:style-name="ce46" table:formula="of:=700/SUM(680; 460; 700)" office:value-type="percentage" office:value="0.380434782608696" calcext:value-type="percentage">
            <text:p>38,0%</text:p>
          </table:table-cell>
          <table:table-cell table:style-name="ce46" office:value-type="percentage" office:value="0" calcext:value-type="percentage">
            <text:p>0,0%</text:p>
          </table:table-cell>
          <table:table-cell table:style-name="ce70" office:value-type="percentage" office:value="0" calcext:value-type="percentage">
            <text:p>0,0%</text:p>
          </table:table-cell>
          <table:table-cell table:number-columns-repeated="1010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Optimal</text:p>
          </table:table-cell>
          <table:covered-table-cell table:style-name="ce42"/>
          <table:table-cell table:style-name="ce47" office:value-type="percentage" office:value="0.495" calcext:value-type="percentage">
            <text:p>49,5%</text:p>
          </table:table-cell>
          <table:table-cell table:style-name="ce47" office:value-type="percentage" office:value="0.337" calcext:value-type="percentage">
            <text:p>33,7%</text:p>
          </table:table-cell>
          <table:table-cell table:style-name="ce47" office:value-type="percentage" office:value="0.168" calcext:value-type="percentage">
            <text:p>16,8%</text:p>
          </table:table-cell>
          <table:table-cell table:style-name="ce47" office:value-type="percentage" office:value="0" calcext:value-type="percentage">
            <text:p>0,0%</text:p>
          </table:table-cell>
          <table:table-cell table:style-name="ce71" office:value-type="percentage" office:value="0" calcext:value-type="percentage">
            <text:p>0,0%</text:p>
          </table:table-cell>
          <table:table-cell table:number-columns-repeated="1010"/>
        </table:table-row>
        <table:table-row table:style-name="ro2" table:number-rows-repeated="1048541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Data for analysis" table:style-name="ta1" table:print="false">
        <table:table-column table:style-name="co5" table:number-columns-repeated="1024" table:default-cell-style-name="ce82"/>
        <table:table-row table:style-name="ro4">
          <table:table-cell table:style-name="ce81" table:formula="of:=[$'Chart data'.F4]" office:value-type="float" office:value="100" calcext:value-type="float">
            <text:p>100</text:p>
          </table:table-cell>
          <table:table-cell table:style-name="ce83" table:formula="of:=[$'Chart data'.C20]" office:value-type="float" office:value="1" calcext:value-type="float">
            <text:p>1</text:p>
          </table:table-cell>
          <table:table-cell table:style-name="ce84" table:formula="of:=[$'Chart data'.D20]" office:value-type="float" office:value="0" calcext:value-type="float">
            <text:p>0</text:p>
          </table:table-cell>
          <table:table-cell table:style-name="ce84" table:formula="of:=[$'Chart data'.E20]" office:value-type="float" office:value="0" calcext:value-type="float">
            <text:p>0</text:p>
          </table:table-cell>
          <table:table-cell table:style-name="ce84" table:formula="of:=[$'Chart data'.F20]" office:value-type="float" office:value="0" calcext:value-type="float">
            <text:p>0</text:p>
          </table:table-cell>
          <table:table-cell table:style-name="ce84" table:formula="of:=[$'Chart data'.G20]" office:value-type="float" office:value="0" calcext:value-type="float">
            <text:p>0</text:p>
          </table:table-cell>
          <table:table-cell table:style-name="ce84" table:formula="of:=[$'Chart data'.H20]" office:value-type="float" office:value="0" calcext:value-type="float">
            <text:p>0</text:p>
          </table:table-cell>
          <table:table-cell table:style-name="ce84" table:formula="of:=[$'Chart data'.H2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81" table:formula="of:=[$'Chart data'.F5]" office:value-type="float" office:value="100" calcext:value-type="float">
            <text:p>100</text:p>
          </table:table-cell>
          <table:table-cell table:style-name="ce83" table:formula="of:=[$'Chart data'.C21]" office:value-type="float" office:value="1" calcext:value-type="float">
            <text:p>1</text:p>
          </table:table-cell>
          <table:table-cell table:style-name="ce84" table:formula="of:=[$'Chart data'.D21]" office:value-type="float" office:value="0" calcext:value-type="float">
            <text:p>0</text:p>
          </table:table-cell>
          <table:table-cell table:style-name="ce84" table:formula="of:=[$'Chart data'.E21]" office:value-type="float" office:value="0" calcext:value-type="float">
            <text:p>0</text:p>
          </table:table-cell>
          <table:table-cell table:style-name="ce84" table:formula="of:=[$'Chart data'.F21]" office:value-type="float" office:value="25.8" calcext:value-type="float">
            <text:p>25.8</text:p>
          </table:table-cell>
          <table:table-cell table:style-name="ce84" table:formula="of:=[$'Chart data'.G21]" office:value-type="float" office:value="0" calcext:value-type="float">
            <text:p>0</text:p>
          </table:table-cell>
          <table:table-cell table:style-name="ce84" table:formula="of:=[$'Chart data'.H21]" office:value-type="float" office:value="0" calcext:value-type="float">
            <text:p>0</text:p>
          </table:table-cell>
          <table:table-cell table:style-name="ce84" table:formula="of:=[$'Chart data'.H21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81" table:formula="of:=[$'Chart data'.F6]" office:value-type="float" office:value="87" calcext:value-type="float">
            <text:p>87</text:p>
          </table:table-cell>
          <table:table-cell table:style-name="ce83" table:formula="of:=[$'Chart data'.C22]" office:value-type="float" office:value="1" calcext:value-type="float">
            <text:p>1</text:p>
          </table:table-cell>
          <table:table-cell table:style-name="ce84" table:formula="of:=[$'Chart data'.D22]" office:value-type="float" office:value="0" calcext:value-type="float">
            <text:p>0</text:p>
          </table:table-cell>
          <table:table-cell table:style-name="ce84" table:formula="of:=[$'Chart data'.E22]" office:value-type="float" office:value="0.4" calcext:value-type="float">
            <text:p>0.4</text:p>
          </table:table-cell>
          <table:table-cell table:style-name="ce84" table:formula="of:=[$'Chart data'.F22]" office:value-type="float" office:value="56.7" calcext:value-type="float">
            <text:p>56.7</text:p>
          </table:table-cell>
          <table:table-cell table:style-name="ce84" table:formula="of:=[$'Chart data'.G22]" office:value-type="float" office:value="0" calcext:value-type="float">
            <text:p>0</text:p>
          </table:table-cell>
          <table:table-cell table:style-name="ce84" table:formula="of:=[$'Chart data'.H22]" office:value-type="float" office:value="0" calcext:value-type="float">
            <text:p>0</text:p>
          </table:table-cell>
          <table:table-cell table:style-name="ce84" table:formula="of:=[$'Chart data'.H22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81" table:formula="of:=[$'Chart data'.F7]" office:value-type="float" office:value="80" calcext:value-type="float">
            <text:p>80</text:p>
          </table:table-cell>
          <table:table-cell table:style-name="ce83" table:formula="of:=[$'Chart data'.C23]" office:value-type="float" office:value="1" calcext:value-type="float">
            <text:p>1</text:p>
          </table:table-cell>
          <table:table-cell table:style-name="ce84" table:formula="of:=[$'Chart data'.D23]" office:value-type="float" office:value="0.4" calcext:value-type="float">
            <text:p>0.4</text:p>
          </table:table-cell>
          <table:table-cell table:style-name="ce84" table:formula="of:=[$'Chart data'.E23]" office:value-type="float" office:value="9.4" calcext:value-type="float">
            <text:p>9.4</text:p>
          </table:table-cell>
          <table:table-cell table:style-name="ce84" table:formula="of:=[$'Chart data'.F23]" office:value-type="float" office:value="15.5" calcext:value-type="float">
            <text:p>15.5</text:p>
          </table:table-cell>
          <table:table-cell table:style-name="ce84" table:formula="of:=[$'Chart data'.G23]" office:value-type="float" office:value="0" calcext:value-type="float">
            <text:p>0</text:p>
          </table:table-cell>
          <table:table-cell table:style-name="ce84" table:formula="of:=[$'Chart data'.H23]" office:value-type="float" office:value="0" calcext:value-type="float">
            <text:p>0</text:p>
          </table:table-cell>
          <table:table-cell table:style-name="ce84" table:formula="of:=[$'Chart data'.H23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81" table:formula="of:=[$'Chart data'.F8]" office:value-type="float" office:value="70" calcext:value-type="float">
            <text:p>70</text:p>
          </table:table-cell>
          <table:table-cell table:style-name="ce83" table:formula="of:=[$'Chart data'.C24]" office:value-type="float" office:value="1" calcext:value-type="float">
            <text:p>1</text:p>
          </table:table-cell>
          <table:table-cell table:style-name="ce84" table:formula="of:=[$'Chart data'.D24]" office:value-type="float" office:value="1.1" calcext:value-type="float">
            <text:p>1.1</text:p>
          </table:table-cell>
          <table:table-cell table:style-name="ce84" table:formula="of:=[$'Chart data'.E24]" office:value-type="float" office:value="27.7" calcext:value-type="float">
            <text:p>27.7</text:p>
          </table:table-cell>
          <table:table-cell table:style-name="ce84" table:formula="of:=[$'Chart data'.F24]" office:value-type="float" office:value="1" calcext:value-type="float">
            <text:p>1</text:p>
          </table:table-cell>
          <table:table-cell table:style-name="ce84" table:formula="of:=[$'Chart data'.G24]" office:value-type="float" office:value="0" calcext:value-type="float">
            <text:p>0</text:p>
          </table:table-cell>
          <table:table-cell table:style-name="ce84" table:formula="of:=[$'Chart data'.H24]" office:value-type="float" office:value="0" calcext:value-type="float">
            <text:p>0</text:p>
          </table:table-cell>
          <table:table-cell table:style-name="ce84" table:formula="of:=[$'Chart data'.H24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81" table:formula="of:=[$'Chart data'.F9]" office:value-type="float" office:value="60" calcext:value-type="float">
            <text:p>60</text:p>
          </table:table-cell>
          <table:table-cell table:style-name="ce83" table:formula="of:=[$'Chart data'.C25]" office:value-type="float" office:value="1" calcext:value-type="float">
            <text:p>1</text:p>
          </table:table-cell>
          <table:table-cell table:style-name="ce84" table:formula="of:=[$'Chart data'.D25]" office:value-type="float" office:value="0.8" calcext:value-type="float">
            <text:p>0.8</text:p>
          </table:table-cell>
          <table:table-cell table:style-name="ce84" table:formula="of:=[$'Chart data'.E25]" office:value-type="float" office:value="23.4" calcext:value-type="float">
            <text:p>23.4</text:p>
          </table:table-cell>
          <table:table-cell table:style-name="ce84" table:formula="of:=[$'Chart data'.F25]" office:value-type="float" office:value="0.1" calcext:value-type="float">
            <text:p>0.1</text:p>
          </table:table-cell>
          <table:table-cell table:style-name="ce84" table:formula="of:=[$'Chart data'.G25]" office:value-type="float" office:value="0" calcext:value-type="float">
            <text:p>0</text:p>
          </table:table-cell>
          <table:table-cell table:style-name="ce84" table:formula="of:=[$'Chart data'.H25]" office:value-type="float" office:value="0" calcext:value-type="float">
            <text:p>0</text:p>
          </table:table-cell>
          <table:table-cell table:style-name="ce84" table:formula="of:=[$'Chart data'.H25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81" table:formula="of:=[$'Chart data'.F10]" office:value-type="float" office:value="50" calcext:value-type="float">
            <text:p>50</text:p>
          </table:table-cell>
          <table:table-cell table:style-name="ce83" table:formula="of:=[$'Chart data'.C26]" office:value-type="float" office:value="1" calcext:value-type="float">
            <text:p>1</text:p>
          </table:table-cell>
          <table:table-cell table:style-name="ce84" table:formula="of:=[$'Chart data'.D26]" office:value-type="float" office:value="5" calcext:value-type="float">
            <text:p>5</text:p>
          </table:table-cell>
          <table:table-cell table:style-name="ce84" table:formula="of:=[$'Chart data'.E26]" office:value-type="float" office:value="32.5" calcext:value-type="float">
            <text:p>32.5</text:p>
          </table:table-cell>
          <table:table-cell table:style-name="ce84" table:formula="of:=[$'Chart data'.F26]" office:value-type="float" office:value="0" calcext:value-type="float">
            <text:p>0</text:p>
          </table:table-cell>
          <table:table-cell table:style-name="ce84" table:formula="of:=[$'Chart data'.G26]" office:value-type="float" office:value="0" calcext:value-type="float">
            <text:p>0</text:p>
          </table:table-cell>
          <table:table-cell table:style-name="ce84" table:formula="of:=[$'Chart data'.H26]" office:value-type="float" office:value="0" calcext:value-type="float">
            <text:p>0</text:p>
          </table:table-cell>
          <table:table-cell table:style-name="ce84" table:formula="of:=[$'Chart data'.H26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81" table:formula="of:=[$'Chart data'.F11]" office:value-type="float" office:value="38" calcext:value-type="float">
            <text:p>38</text:p>
          </table:table-cell>
          <table:table-cell table:style-name="ce83" table:formula="of:=[$'Chart data'.C27]" office:value-type="float" office:value="1" calcext:value-type="float">
            <text:p>1</text:p>
          </table:table-cell>
          <table:table-cell table:style-name="ce84" table:formula="of:=[$'Chart data'.D27]" office:value-type="float" office:value="17.5" calcext:value-type="float">
            <text:p>17.5</text:p>
          </table:table-cell>
          <table:table-cell table:style-name="ce84" table:formula="of:=[$'Chart data'.E27]" office:value-type="float" office:value="4.7" calcext:value-type="float">
            <text:p>4.7</text:p>
          </table:table-cell>
          <table:table-cell table:style-name="ce84" table:formula="of:=[$'Chart data'.F27]" office:value-type="float" office:value="0" calcext:value-type="float">
            <text:p>0</text:p>
          </table:table-cell>
          <table:table-cell table:style-name="ce84" table:formula="of:=[$'Chart data'.G27]" office:value-type="float" office:value="0" calcext:value-type="float">
            <text:p>0</text:p>
          </table:table-cell>
          <table:table-cell table:style-name="ce84" table:formula="of:=[$'Chart data'.H27]" office:value-type="float" office:value="0" calcext:value-type="float">
            <text:p>0</text:p>
          </table:table-cell>
          <table:table-cell table:style-name="ce84" table:formula="of:=[$'Chart data'.H27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81" table:formula="of:=[$'Chart data'.F12]" office:value-type="float" office:value="23" calcext:value-type="float">
            <text:p>23</text:p>
          </table:table-cell>
          <table:table-cell table:style-name="ce83" table:formula="of:=[$'Chart data'.C28]" office:value-type="float" office:value="1" calcext:value-type="float">
            <text:p>1</text:p>
          </table:table-cell>
          <table:table-cell table:style-name="ce84" table:formula="of:=[$'Chart data'.D28]" office:value-type="float" office:value="33.7" calcext:value-type="float">
            <text:p>33.7</text:p>
          </table:table-cell>
          <table:table-cell table:style-name="ce84" table:formula="of:=[$'Chart data'.E28]" office:value-type="float" office:value="0.7" calcext:value-type="float">
            <text:p>0.7</text:p>
          </table:table-cell>
          <table:table-cell table:style-name="ce84" table:formula="of:=[$'Chart data'.F28]" office:value-type="float" office:value="0.1" calcext:value-type="float">
            <text:p>0.1</text:p>
          </table:table-cell>
          <table:table-cell table:style-name="ce84" table:formula="of:=[$'Chart data'.G28]" office:value-type="float" office:value="0" calcext:value-type="float">
            <text:p>0</text:p>
          </table:table-cell>
          <table:table-cell table:style-name="ce84" table:formula="of:=[$'Chart data'.H28]" office:value-type="float" office:value="0" calcext:value-type="float">
            <text:p>0</text:p>
          </table:table-cell>
          <table:table-cell table:style-name="ce84" table:formula="of:=[$'Chart data'.H28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81" table:formula="of:=[$'Chart data'.F13]" office:value-type="float" office:value="12" calcext:value-type="float">
            <text:p>12</text:p>
          </table:table-cell>
          <table:table-cell table:style-name="ce83" table:formula="of:=[$'Chart data'.C29]" office:value-type="float" office:value="1" calcext:value-type="float">
            <text:p>1</text:p>
          </table:table-cell>
          <table:table-cell table:style-name="ce84" table:formula="of:=[$'Chart data'.D29]" office:value-type="float" office:value="33.3" calcext:value-type="float">
            <text:p>33.3</text:p>
          </table:table-cell>
          <table:table-cell table:style-name="ce84" table:formula="of:=[$'Chart data'.E29]" office:value-type="float" office:value="0.4" calcext:value-type="float">
            <text:p>0.4</text:p>
          </table:table-cell>
          <table:table-cell table:style-name="ce84" table:formula="of:=[$'Chart data'.F29]" office:value-type="float" office:value="0.2" calcext:value-type="float">
            <text:p>0.2</text:p>
          </table:table-cell>
          <table:table-cell table:style-name="ce84" table:formula="of:=[$'Chart data'.G29]" office:value-type="float" office:value="0" calcext:value-type="float">
            <text:p>0</text:p>
          </table:table-cell>
          <table:table-cell table:style-name="ce84" table:formula="of:=[$'Chart data'.H29]" office:value-type="float" office:value="0" calcext:value-type="float">
            <text:p>0</text:p>
          </table:table-cell>
          <table:table-cell table:style-name="ce84" table:formula="of:=[$'Chart data'.H29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81" table:formula="of:=[$'Chart data'.F14]" office:value-type="float" office:value="5" calcext:value-type="float">
            <text:p>5</text:p>
          </table:table-cell>
          <table:table-cell table:style-name="ce83" table:formula="of:=[$'Chart data'.C30]" office:value-type="float" office:value="1" calcext:value-type="float">
            <text:p>1</text:p>
          </table:table-cell>
          <table:table-cell table:style-name="ce84" table:formula="of:=[$'Chart data'.D30]" office:value-type="float" office:value="6.6" calcext:value-type="float">
            <text:p>6.6</text:p>
          </table:table-cell>
          <table:table-cell table:style-name="ce84" table:formula="of:=[$'Chart data'.E30]" office:value-type="float" office:value="0.4" calcext:value-type="float">
            <text:p>0.4</text:p>
          </table:table-cell>
          <table:table-cell table:style-name="ce84" table:formula="of:=[$'Chart data'.F30]" office:value-type="float" office:value="0.3" calcext:value-type="float">
            <text:p>0.3</text:p>
          </table:table-cell>
          <table:table-cell table:style-name="ce84" table:formula="of:=[$'Chart data'.G30]" office:value-type="float" office:value="0" calcext:value-type="float">
            <text:p>0</text:p>
          </table:table-cell>
          <table:table-cell table:style-name="ce84" table:formula="of:=[$'Chart data'.H30]" office:value-type="float" office:value="0" calcext:value-type="float">
            <text:p>0</text:p>
          </table:table-cell>
          <table:table-cell table:style-name="ce84" table:formula="of:=[$'Chart data'.H3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81" table:formula="of:=[$'Chart data'.F15]" office:value-type="float" office:value="2" calcext:value-type="float">
            <text:p>2</text:p>
          </table:table-cell>
          <table:table-cell table:style-name="ce83" table:formula="of:=[$'Chart data'.C31]" office:value-type="float" office:value="1" calcext:value-type="float">
            <text:p>1</text:p>
          </table:table-cell>
          <table:table-cell table:style-name="ce84" table:formula="of:=[$'Chart data'.D31]" office:value-type="float" office:value="1.3" calcext:value-type="float">
            <text:p>1.3</text:p>
          </table:table-cell>
          <table:table-cell table:style-name="ce84" table:formula="of:=[$'Chart data'.E31]" office:value-type="float" office:value="0.2" calcext:value-type="float">
            <text:p>0.2</text:p>
          </table:table-cell>
          <table:table-cell table:style-name="ce84" table:formula="of:=[$'Chart data'.F31]" office:value-type="float" office:value="0.2" calcext:value-type="float">
            <text:p>0.2</text:p>
          </table:table-cell>
          <table:table-cell table:style-name="ce84" table:formula="of:=[$'Chart data'.G31]" office:value-type="float" office:value="0" calcext:value-type="float">
            <text:p>0</text:p>
          </table:table-cell>
          <table:table-cell table:style-name="ce84" table:formula="of:=[$'Chart data'.H31]" office:value-type="float" office:value="0" calcext:value-type="float">
            <text:p>0</text:p>
          </table:table-cell>
          <table:table-cell table:style-name="ce84" table:formula="of:=[$'Chart data'.H31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81" table:formula="of:=[$'Chart data'.F16]" office:value-type="float" office:value="0" calcext:value-type="float">
            <text:p>0</text:p>
          </table:table-cell>
          <table:table-cell table:style-name="ce83" table:formula="of:=[$'Chart data'.C32]" office:value-type="float" office:value="1" calcext:value-type="float">
            <text:p>1</text:p>
          </table:table-cell>
          <table:table-cell table:style-name="ce84" table:formula="of:=[$'Chart data'.D32]" office:value-type="float" office:value="0.3" calcext:value-type="float">
            <text:p>0.3</text:p>
          </table:table-cell>
          <table:table-cell table:style-name="ce84" table:formula="of:=[$'Chart data'.E32]" office:value-type="float" office:value="0.2" calcext:value-type="float">
            <text:p>0.2</text:p>
          </table:table-cell>
          <table:table-cell table:style-name="ce84" table:formula="of:=[$'Chart data'.F32]" office:value-type="float" office:value="0.1" calcext:value-type="float">
            <text:p>0.1</text:p>
          </table:table-cell>
          <table:table-cell table:style-name="ce84" table:formula="of:=[$'Chart data'.G32]" office:value-type="float" office:value="0" calcext:value-type="float">
            <text:p>0</text:p>
          </table:table-cell>
          <table:table-cell table:style-name="ce84" table:formula="of:=[$'Chart data'.H32]" office:value-type="float" office:value="0" calcext:value-type="float">
            <text:p>0</text:p>
          </table:table-cell>
          <table:table-cell table:style-name="ce84" table:formula="of:=[$'Chart data'.H32]" office:value-type="float" office:value="0" calcext:value-type="float">
            <text:p>0</text:p>
          </table:table-cell>
          <table:table-cell table:number-columns-repeated="1016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number:number number:decimal-places="0" number:min-decimal-places="0" number:min-integer-digits="1" number:grouping="true"/>
      <number:text>     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61P0"/>
    </number:number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56">
      <number:day number:style="long"/>
      <number:text>-</number:text>
      <number:month number:textual="true"/>
      <number:text>-</number:text>
      <number:year/>
    </number:dat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percentage-style style:name="N153">
      <number:number number:decimal-places="2" number:min-decimal-places="2" number:min-integer-digits="1" number:display-factor="1000"/>
      <number:text>%</number:text>
    </number:percentage-style>
    <number:percentage-style style:name="N152">
      <number:number number:decimal-places="1" number:min-decimal-places="0" number:min-integer-digits="1" number:decimal-replacement=""/>
      <number:text>%</number:text>
    </number:percentage-style>
    <number:number-style style:name="N151">
      <number:number number:decimal-places="0" number:min-decimal-places="0" number:min-integer-digits="1"/>
      <number:text>%</number:text>
    </number:number-style>
    <number:percentage-style style:name="N150">
      <number:number number:decimal-places="1" number:min-decimal-places="1" number:min-integer-digits="1"/>
      <number:text>%</number:text>
    </number:percentage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2">
      <number:number number:decimal-places="2" number:min-decimal-places="0" number:min-integer-digits="2" number:decimal-replacement=""/>
    </number:number-style>
    <number:number-style style:name="N121">
      <number:number number:decimal-places="2" number:min-decimal-places="0" number:min-integer-digits="1" number:decimal-replacement="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time-style style:name="N149">
      <number:minutes number:style="long"/>
      <number:text>:</number:text>
      <number:seconds number:style="long"/>
    </number:time-style>
    <number:number-style style:name="N118P0" style:volatile="true">
      <number:number number:decimal-places="2" number:min-decimal-places="2" number:min-integer-digits="1" number:grouping="true"/>
      <number:text> zł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8P0"/>
    </number:number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  <number:text> zł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6P0"/>
    </number:number-style>
    <number:percentage-style style:name="N128">
      <number:number number:decimal-places="2" number:min-decimal-places="0" number:min-integer-digits="1" number:decimal-replacement=""/>
      <number:text>%</number:text>
    </number:percentage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time-style style:name="N144">
      <number:minutes number:style="long"/>
      <number:text>:</number:text>
      <number:seconds number:style="long" number:decimal-places="1"/>
    </number:time-style>
    <number:percentage-style style:name="N113">
      <number:number number:decimal-places="3" number:min-decimal-places="3" number:min-integer-digits="1"/>
      <number:text>%</number:text>
    </number:percentage-style>
    <number:percentage-style style:name="N142">
      <number:number number:decimal-places="3" number:min-decimal-places="0" number:min-integer-digits="1" number:decimal-replacement=""/>
      <number:text>%</number:text>
    </number:percentage-style>
    <number:number-style style:name="N112">
      <number:number number:decimal-places="3" number:min-decimal-places="3" number:min-integer-digits="1" number:grouping="true"/>
    </number:number-style>
    <number:date-style style:name="N141">
      <number:day number:style="long"/>
      <number:text>-</number:text>
      <number:month number:textual="true"/>
    </number:date-style>
    <number:number-style style:name="N111">
      <number:number number:decimal-places="3" number:min-decimal-places="0" number:min-integer-digits="1" number:decimal-replacement="" number:grouping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2" style:volatile="true">
      <number:text> </number:text>
      <number:fill-character> </number:fill-character>
      <number:text>-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23">
      <number:number number:decimal-places="2" number:min-decimal-places="0" number:min-integer-digits="1" number:decimal-replacement="" number:display-factor="1000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10P2" style:volatile="true">
      <number:text> </number:text>
      <number:fill-character> </number:fill-character>
      <number:text>- zł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29">
      <number:number number:decimal-places="3" number:min-decimal-places="3" number:min-integer-digits="1"/>
    </number:number-style>
    <number:number-style style:name="N130P0" style:volatile="true">
      <number:number number:decimal-places="2" number:min-decimal-places="2" number:min-integer-digits="1" number:grouping="true"/>
      <number:text> zł</number:text>
    </number:number-style>
    <number:number-style style:name="N130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0P0"/>
    </number:number-style>
    <number:number-style style:name="N131">
      <number:number number:decimal-places="1" number:min-decimal-places="1" number:min-integer-digits="1"/>
    </number:number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  <number:text> </number:text>
      <number:am-pm/>
    </number:time-style>
    <number:date-style style:name="N135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35">
      <number:text-content/>
      <style:map style:condition="value()&lt;=1.7976931348623157E+308" style:apply-style-name="N135P0"/>
    </number:text-style>
    <number:date-style style:name="N136">
      <number:month number:textual="true"/>
      <number:text>-</number:text>
      <number:year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P0" style:volatile="true">
      <number:number number:decimal-places="2" number:min-decimal-places="2" number:min-integer-digits="1" number:grouping="true"/>
      <number:text>     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    </number:text>
    </number:number-style>
    <number:number-style style:name="N14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ny_20_2_20_3_20_2" style:display-name="Normalny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.499cm" style:scale-to="10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5:33:24.083785340</meta:creation-date>
    <meta:generator>LibreOffice/7.3.7.2$Linux_X86_64 LibreOffice_project/30$Build-2</meta:generator>
    <dc:date>2023-04-05T20:22:15.060121472</dc:date>
    <meta:editing-duration>PT3H45M54S</meta:editing-duration>
    <meta:editing-cycles>94</meta:editing-cycles>
    <meta:document-statistic meta:table-count="2" meta:cell-count="3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ash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767cm" svg:height="16.472cm" xlink:href=".." xlink:type="simple" chart:class="chart:line" chart:style-name="ch1">
        <chart:title svg:x="3.669cm" svg:y="0.221cm" chart:style-name="ch2">
          <text:p>Crumb pile composition</text:p>
        </chart:title>
        <chart:legend chart:legend-position="bottom" svg:x="1.599cm" svg:y="15.262cm" style:legend-expansion="custom" svg:width="10.249cm" svg:height="1.079cm" style:legend-expansion-aspect-ratio="9.49860982391103" chart:style-name="ch3"/>
        <chart:plot-area chart:style-name="ch4" table:cell-range-address="'Chart data'.B4:'Chart data'.D16 'Chart data'.C3:'Chart data'.D3 'Chart data'.F3:'Chart data'.H16" chart:data-source-has-labels="both" svg:x="0.697cm" svg:y="1.242cm" svg:width="12.719cm" svg:height="13.163cm">
          <chart:coordinate-region svg:x="0.79cm" svg:y="1.441cm" svg:width="11.818cm" svg:height="12.317cm"/>
          <chart:axis chart:dimension="x" chart:name="primary-x" chart:style-name="ch5" chartooo:axis-type="auto">
            <chartooo:date-scale/>
            <chart:title svg:x="6.589cm" svg:y="14.555cm" chart:style-name="ch6">
              <text:p>Seive Size</text:p>
            </chart:title>
            <chart:categories table:cell-range-address="'Chart data'.B4:'Chart data'.B16"/>
            <chart:grid chart:style-name="ch7" chart:class="major"/>
          </chart:axis>
          <chart:axis chart:dimension="y" chart:name="primary-y" chart:style-name="ch8">
            <chart:title svg:x="0.065cm" svg:y="8.932cm" chart:style-name="ch9">
              <text:p>Pass-Though (%)</text:p>
            </chart:title>
            <chart:grid chart:style-name="ch7" chart:class="major"/>
          </chart:axis>
          <chart:series chart:style-name="ch10" chart:values-cell-range-address="'Chart data'.C4:'Chart data'.C16" chart:label-cell-address="'Chart data'.C3:'Chart data'.C3" chart:class="chart:line">
            <chart:data-point chart:repeated="13"/>
          </chart:series>
          <chart:series chart:style-name="ch10" chart:values-cell-range-address="'Chart data'.D4:'Chart data'.D16" chart:label-cell-address="'Chart data'.D3:'Chart data'.D3" chart:class="chart:line">
            <chart:data-point chart:repeated="13"/>
          </chart:series>
          <chart:series chart:style-name="ch11" chart:values-cell-range-address="'Chart data'.F4:'Chart data'.F16" chart:label-cell-address="'Chart data'.F3:'Chart data'.F3" chart:class="chart:line">
            <chart:data-point chart:repeated="13"/>
          </chart:series>
          <chart:series chart:style-name="ch12" chart:values-cell-range-address="'Chart data'.G4:'Chart data'.G16" chart:label-cell-address="'Chart data'.G3:'Chart data'.G3" chart:class="chart:line">
            <chart:data-point chart:repeated="13"/>
          </chart:series>
          <chart:series chart:style-name="ch13" chart:values-cell-range-address="'Chart data'.H4:'Chart data'.H16" chart:label-cell-address="'Chart data'.H3:'Chart data'.H3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'Chart data'.C3:'Chart data'.C3</svg:desc>
                </draw:g>
              </table:table-cell>
              <table:table-cell office:value-type="string">
                <text:p>Min</text:p>
                <draw:g>
                  <svg:desc>'Chart data'.D3:'Chart data'.D3</svg:desc>
                </draw:g>
              </table:table-cell>
              <table:table-cell office:value-type="string">
                <text:p>Target</text:p>
                <draw:g>
                  <svg:desc>'Chart data'.F3:'Chart data'.F3</svg:desc>
                </draw:g>
              </table:table-cell>
              <table:table-cell office:value-type="string">
                <text:p>Initial</text:p>
                <draw:g>
                  <svg:desc>'Chart data'.G3:'Chart data'.G3</svg:desc>
                </draw:g>
              </table:table-cell>
              <table:table-cell office:value-type="string">
                <text:p>Optimal</text:p>
                <draw:g>
                  <svg:desc>'Chart data'.H3:'Chart data'.H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'Chart data'.B4:'Chart data'.B16</svg:desc>
                </draw:g>
              </table:table-cell>
              <table:table-cell office:value-type="float" office:value="100">
                <text:p>100</text:p>
                <draw:g>
                  <svg:desc>'Chart data'.C4:'Chart data'.C16</svg:desc>
                </draw:g>
              </table:table-cell>
              <table:table-cell office:value-type="float" office:value="100">
                <text:p>100</text:p>
                <draw:g>
                  <svg:desc>'Chart data'.D4:'Chart data'.D16</svg:desc>
                </draw:g>
              </table:table-cell>
              <table:table-cell office:value-type="float" office:value="100">
                <text:p>100</text:p>
                <draw:g>
                  <svg:desc>'Chart data'.F4:'Chart data'.F16</svg:desc>
                </draw:g>
              </table:table-cell>
              <table:table-cell office:value-type="float" office:value="100">
                <text:p>100</text:p>
                <draw:g>
                  <svg:desc>'Chart data'.G4:'Chart data'.G16</svg:desc>
                </draw:g>
              </table:table-cell>
              <table:table-cell office:value-type="float" office:value="100">
                <text:p>100</text:p>
                <draw:g>
                  <svg:desc>'Chart data'.H4:'Chart data'.H16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0.1847826086956">
                <text:p>90.1847826086956</text:p>
              </table:table-cell>
              <table:table-cell office:value-type="float" office:value="95.6656">
                <text:p>95.6656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  <table:table-cell office:value-type="float" office:value="68.5141304347826">
                <text:p>68.5141304347826</text:p>
              </table:table-cell>
              <table:table-cell office:value-type="float" office:value="86.0052">
                <text:p>86.00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60.1195652173913">
                <text:p>60.1195652173913</text:p>
              </table:table-cell>
              <table:table-cell office:value-type="float" office:value="80.0354">
                <text:p>80.035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82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52.4076086956522">
                <text:p>52.4076086956522</text:p>
              </table:table-cell>
              <table:table-cell office:value-type="float" office:value="69.988">
                <text:p>69.9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46.2239130434783">
                <text:p>46.2239130434783</text:p>
              </table:table-cell>
              <table:table-cell office:value-type="float" office:value="61.6894">
                <text:p>61.689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36.2510869565217">
                <text:p>36.2510869565217</text:p>
              </table:table-cell>
              <table:table-cell office:value-type="float" office:value="48.2619">
                <text:p>48.261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28.6086956521739">
                <text:p>28.6086956521739</text:p>
              </table:table-cell>
              <table:table-cell office:value-type="float" office:value="38.0155">
                <text:p>38.015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5.9413043478261">
                <text:p>15.9413043478261</text:p>
              </table:table-cell>
              <table:table-cell office:value-type="float" office:value="21.0813">
                <text:p>21.081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.45869565217391">
                <text:p>3.45869565217391</text:p>
              </table:table-cell>
              <table:table-cell office:value-type="float" office:value="4.4294">
                <text:p>4.4294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805434782608696">
                <text:p>0.805434782608696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float" office:value="0.063">
                <text:p>0.06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0.198913043478261">
                <text:p>0.198913043478261</text:p>
              </table:table-cell>
              <table:table-cell office:value-type="float" office:value="0.2327">
                <text:p>0.23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  <draw:stroke-dash draw:name="msLineDash_20_1" draw:display-name="msLineDash 1" draw:style="rect" draw:dots1="1" draw:dots1-length="400%" draw:distance="300%"/>
    <draw:stroke-dash draw:name="msLineDash_20_1_20_-1" draw:display-name="msLineDash 1 -1" draw:style="rect" draw:dots1="1" draw:dots1-length="400%" draw:distance="300%"/>
  </office:styles>
</office:document-styles>
</file>